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6" style:family="paragraph">
      <style:paragraph-properties fo:text-align="center"/>
      <style:text-properties fo:color="#000000" style:font-name="PT Sans" fo:font-size="12pt" fo:font-weight="bold"/>
    </style:style>
    <style:style style:name="P7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5.28cm" svg:y="1.47cm">
          <text:p text:style-name="P1"><text:span text:style-name="T1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9.09cm" svg:y="5.28cm">
          <text:p text:style-name="P1"><text:span text:style-name="T1">HE−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.47cm" svg:y="5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7.82cm" svg:y="7.847cm">
          <text:p text:style-name="P1"><text:span text:style-name="T1">HE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7cm" svg:height="1.27cm" svg:x="5.28cm" svg:y="5.915cm">
          <text:p text:style-name="P6">P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10-10T13:53:13.354192389</dc:date>
    <meta:editing-duration>PT38M51S</meta:editing-duration>
    <meta:editing-cycles>19</meta:editing-cycles>
    <meta:generator>LibreOffice/5.1.4.2$Linux_X86_64 LibreOffice_project/10m0$Build-2</meta:generator>
    <meta:document-statistic meta:object-count="6"/>
  </office:meta>
</office:document-meta>
</file>